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30">
      <style:table-cell-properties style:vertical-align="automatic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1.61395833333333cm"/>
    </style:style>
    <style:style style:name="ro1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/>
          <table:table-cell office:value-type="string" table:style-name="ce3">
            <text:p>{{{"id": "doer", "title": "Исполнитель", "value": "ИП Иванов И.И."}}}</text:p>
          </table:table-cell>
          <table:table-cell table:style-name="ce3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office:value-type="string" table:number-columns-spanned="7" table:number-rows-spanned="1" table:style-name="ce19">
            <text:p>Адрес: <text:s/>{{{"id": "doer_address", "title": "Адрес", "value": "111111 г.Город, ул. Уличная д.1 к.1 кв.1"}}}</text:p>
          </table:table-cell>
          <table:covered-table-cell table:number-columns-repeated="6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5"/>
          <table:table-cell office:value-type="string" table:number-columns-spanned="6" table:number-rows-spanned="1" table:style-name="ce20">
            <text:p>СЧЕТ № <text:s/>{{{"id": "receipt_number", "title": "Номер акта", "value": "210814"}}} от {{{"id": "date", "title": "Дата", "value": "14 августа 2021г."}}}</text:p>
          </table:table-cell>
          <table:covered-table-cell table:number-columns-repeated="5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2"/>
          <table:table-cell table:style-name="ce6"/>
          <table:table-cell table:style-name="ce7"/>
          <table:table-cell table:number-columns-repeated="4" table:style-name="ce8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2"/>
          <table:table-cell table:number-columns-repeated="6" table:style-name="ce9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office:value-type="string" table:number-columns-spanned="6" table:number-rows-spanned="1" table:style-name="ce21">
            <text:p>Заказчик: {{{"id": "client", "title": "Заказчик", "value": "ООО \"Рога и копыта\""}}}<text:s text:c="414"/></text:p>
          </table:table-cell>
          <table:covered-table-cell table:number-columns-repeated="5"/>
          <table:table-cell table:style-name="ce10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office:value-type="string" table:number-columns-spanned="6" table:number-rows-spanned="1" table:style-name="ce18">
            <text:p>Плательщик: {{{"id": "client", "title": "Заказчик", "value": "ООО \"Рога и копыта\""}}}<text:s text:c="544"/></text:p>
          </table:table-cell>
          <table:covered-table-cell table:number-columns-repeated="5"/>
          <table:table-cell table:style-name="ce11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2"/>
          <table:table-cell table:style-name="ce11"/>
          <table:table-cell table:style-name="ce9"/>
          <table:table-cell table:style-name="ce11"/>
          <table:table-cell table:style-name="ce13"/>
          <table:table-cell office:value-type="string" table:style-name="ce14">
            <text:p>Итого:</text:p>
          </table:table-cell>
          <table:table-cell office:value-type="string" table:style-name="ce12">
            <text:p>{{{"id": "total", "title": "Сумма", "value": "2500", "append": " руб.", "monetary": " True"}}}</text:p>
          </table:table-cell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style-name="ce4"/>
          <table:table-cell table:style-name="ce13"/>
          <table:table-cell office:value-type="string" table:style-name="ce14">
            <text:p>Всего к оплате:</text:p>
          </table:table-cell>
          <table:table-cell office:value-type="string" table:style-name="ce15">
            <text:p>{{{"id": "total", "title": "Сумма", "value": "2500", "append": " руб.", "monetary": " True"}}}</text:p>
          </table:table-cell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3" table:style-name="ce4"/>
          <table:table-cell table:style-name="ce16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16"/>
          <table:table-cell office:value-type="string" table:number-columns-spanned="2" table:number-rows-spanned="1" table:style-name="ce23">
            <text:p>Всего наименований 1 на сумму</text:p>
          </table:table-cell>
          <table:covered-table-cell/>
          <table:table-cell office:value-type="string" table:number-columns-spanned="2" table:number-rows-spanned="1" table:style-name="ce24">
            <text:p>{{{"id": "total", "title": "Сумма", "value": "2500", "append": " руб.", "monetary": " True"}}}</text:p>
          </table:table-cell>
          <table:covered-table-cell/>
          <table:table-cell table:number-columns-repeated="2" table:style-name="ce16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17"/>
          <table:table-cell office:value-type="string" table:number-columns-spanned="5" table:number-rows-spanned="1" table:style-name="ce25">
            <text:p>{{{"id": "total", "title": "Сумма", "value": "2500", "fn": "num2text"}}}</text:p>
          </table:table-cell>
          <table:covered-table-cell table:number-columns-repeated="4"/>
          <table:table-cell table:style-name="ce17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office:value-type="string" table:style-name="ce4">
            <text:p>Руководитель предприятия_____________________ (________)</text:p>
          </table:table-cell>
          <table:table-cell table:style-name="ce4"/>
          <table:table-cell table:style-name="ce2"/>
          <table:table-cell office:value-type="string" table:number-columns-spanned="3" table:number-rows-spanned="1" table:style-name="ce18">
            <text:p>({{{"id": "executive_responsible", "title": "Руководитель предприятия", "value": "ИП Иванов И.И."}}})</text:p>
          </table:table-cell>
          <table:covered-table-cell table:number-columns-repeated="2"/>
          <table:table-cell table:number-columns-spanned="7" table:number-rows-spanned="1" table:style-name="ce22"/>
          <table:covered-table-cell table:number-columns-repeated="6"/>
          <table:table-cell table:number-columns-repeated="49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 table:style-name="ce2"/>
        </table:table-row>
        <table:table-row table:style-name="ro1">
          <table:table-cell/>
          <table:table-cell office:value-type="string" table:style-name="ce4">
            <text:p>Главный бухгалтер____________________________ (___________)</text:p>
          </table:table-cell>
          <table:table-cell table:style-name="ce4"/>
          <table:table-cell table:style-name="ce2"/>
          <table:table-cell office:value-type="string" table:number-columns-spanned="3" table:number-rows-spanned="1" table:style-name="ce18">
            <text:p>({{{"id": "chief_accountant", "title": "Главный бухгалтер", "value": "ИП Иванов И.И."}}})</text:p>
          </table:table-cell>
          <table:covered-table-cell table:number-columns-repeated="2"/>
          <table:table-cell table:style-name="ce2"/>
          <table:table-cell table:number-columns-repeated="55" table:style-name="ce1"/>
          <table:table-cell table:number-columns-repeated="16321" table:style-name="ce2"/>
        </table:table-row>
        <table:table-row table:number-rows-repeated="85" table:style-name="ro1">
          <table:table-cell/>
          <table:table-cell table:number-columns-repeated="77" table:style-name="ce1"/>
          <table:table-cell table:number-columns-repeated="16306"/>
        </table:table-row>
        <table:table-row table:number-rows-repeated="9" table:style-name="ro1">
          <table:table-cell/>
          <table:table-cell table:number-columns-repeated="7" table:style-name="ce2"/>
          <table:table-cell table:number-columns-repeated="55" table:style-name="ce1"/>
          <table:table-cell table:number-columns-repeated="16321" table:style-name="ce2"/>
        </table:table-row>
        <table:table-row table:number-rows-repeated="10" table:style-name="ro1">
          <table:table-cell table:number-columns-repeated="8"/>
          <table:table-cell table:number-columns-repeated="55" table:style-name="ce1"/>
          <table:table-cell table:number-columns-repeated="16321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 style:repeat-content="false"/>
      <style:paragraph-properties fo:text-align="start" fo:margin-left="0cm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 style:repeat-content="false"/>
      <style:paragraph-properties fo:text-align="start" fo:margin-left="0cm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 style:repeat-content="false"/>
      <style:paragraph-properties fo:text-align="start" fo:margin-left="0cm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 style:repeat-content="false"/>
      <style:paragraph-properties fo:text-align="start" fo:margin-left="0cm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Text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Warning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IN</meta:initial-creator>
    <dc:creator>MAIN</dc:creator>
    <meta:creation-date>2008-08-01T13:30:19Z</meta:creation-date>
    <dc:date>2021-08-16T19:25:47Z</dc:date>
    <meta:print-date>2021-06-29T18:23:31Z</meta:print-date>
    <meta:editing-duration>PT13380S</meta:editing-duration>
  </office:meta>
</office:document-meta>
</file>